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72bf44"/>
      <style:text-properties style:use-window-font-color="true"/>
    </style:style>
    <style:style style:name="ce4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3" office:value-type="string" calcext:value-type="string">
            <text:p>$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4" office:value-type="string" calcext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$</text:p>
          </table:table-cell>
          <table:table-cell table:number-columns-repeated="1018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d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4" office:value-type="string" calcext:value-type="string">
            <text:p>$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 office:value-type="string" calcext:value-type="string">
            <text:p>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5:59:08.032933840</meta:creation-date>
    <dc:date>2019-09-05T06:58:10.375274860</dc:date>
    <meta:editing-duration>PT18M41S</meta:editing-duration>
    <meta:editing-cycles>1</meta:editing-cycles>
    <meta:document-statistic meta:table-count="1" meta:cell-count="38" meta:object-count="0"/>
    <meta:generator>LibreOffice/6.0.7.3$Linux_X86_64 LibreOffice_project/00m0$Build-3</meta:generator>
  </office:meta>
</office:document-meta>
</file>